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51883333333333cm" style:use-optimal-column-width="true"/>
    </style:style>
    <style:style style:name="co5" style:family="table-column">
      <style:table-column-properties fo:break-before="auto" style:column-width="3.21733333333333cm" style:use-optimal-column-width="true"/>
    </style:style>
    <style:style style:name="co6" style:family="table-column">
      <style:table-column-properties fo:break-before="auto" style:column-width="1.88383333333333cm" style:use-optimal-column-width="true"/>
    </style:style>
    <style:style style:name="co7" style:family="table-column">
      <style:table-column-properties fo:break-before="auto" style:column-width="2.26483333333333cm" style:use-optimal-column-width="true"/>
    </style:style>
    <style:style style:name="co8" style:family="table-column">
      <style:table-column-properties fo:break-before="auto" style:column-width="7.76816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heta_0</text:p>
          </table:table-cell>
          <table:table-cell office:value-type="string" table:style-name="ce1">
            <text:p>Theta_1</text:p>
          </table:table-cell>
          <table:table-cell office:value-type="string" table:style-name="ce1">
            <text:p>Distance</text:p>
          </table:table-cell>
          <table:table-cell office:value-type="string" table:style-name="ce1">
            <text:p>J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formula="of:=COUNT([.A2:.A5])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D2]+[.A2]*[.E2]-[.B2])^2" table:style-name="ce1">
            <text:p>1</text:p>
          </table:table-cell>
          <table:table-cell office:value-type="float" office:value="0.5" table:formula="of:=1/(2*[.C2])*SUM([.F2:.F5])" table:style-name="ce1">
            <text:p>0.5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D3]+[.A3]*[.E3]-[.B3])^2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D4]+[.A4]*[.E4]-[.B4])^2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D5]+[.A5]*[.E5]-[.B5])^2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Theta_0</text:p>
          </table:table-cell>
          <table:table-cell office:value-type="string" table:style-name="ce1">
            <text:p>Theta_1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1" table:formula="of:=[.B8]+[.C8]*[.A8]" table:style-name="ce1">
            <text:p>11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2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idterm exam</text:p>
          </table:table-cell>
          <table:table-cell office:value-type="string" table:style-name="ce1">
            <text:p>(midterm exam)62</text:p>
          </table:table-cell>
          <table:table-cell office:value-type="string" table:style-name="ce1">
            <text:p>final exam</text:p>
          </table:table-cell>
          <table:table-cell office:value-type="string" table:style-name="ce1">
            <text:p>x_1 average</text:p>
          </table:table-cell>
          <table:table-cell office:value-type="string" table:style-name="ce1">
            <text:p>x_1 range</text:p>
          </table:table-cell>
          <table:table-cell office:value-type="string" table:style-name="ce1">
            <text:p>x_2 average</text:p>
          </table:table-cell>
          <table:table-cell office:value-type="string" table:style-name="ce1">
            <text:p>x_2 range</text:p>
          </table:table-cell>
          <table:table-cell office:value-type="string" table:style-name="ce1">
            <text:p>x_1 - feature scaled and mean normalisation</text:p>
          </table:table-cell>
          <table:table-cell office:value-type="string" table:style-name="ce1">
            <text:p>x_2 - feature scaled and mean normalisation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921" table:style-name="ce1">
            <text:p>7921</text:p>
          </table:table-cell>
          <table:table-cell office:value-type="float" office:value="96" table:style-name="ce1">
            <text:p>96</text:p>
          </table:table-cell>
          <table:table-cell office:value-type="float" office:value="81" table:formula="of:=AVERAGE([.$A$2:.$A$5])" table:style-name="ce1">
            <text:p>81</text:p>
          </table:table-cell>
          <table:table-cell office:value-type="float" office:value="25" table:formula="of:=MAX([.$A$2:.$A$5])-MIN([.$A$2:.$A$5])" table:style-name="ce1">
            <text:p>25</text:p>
          </table:table-cell>
          <table:table-cell office:value-type="float" office:value="6675.5" table:formula="of:=AVERAGE([.$B$2:.$B$5])" table:style-name="ce1">
            <text:p>6675.5</text:p>
          </table:table-cell>
          <table:table-cell office:value-type="float" office:value="4075" table:formula="of:=MAX([.$B$2:.$B$5])-MIN([.$B$2:.$B$5])" table:style-name="ce1">
            <text:p>4075</text:p>
          </table:table-cell>
          <table:table-cell office:value-type="float" office:value="0.32" table:formula="of:=([.A2]-[.$D$2])/[.$E$2]" table:style-name="ce1">
            <text:p>0.32</text:p>
          </table:table-cell>
          <table:table-cell office:value-type="float" office:value="0.30564417177914111" table:formula="of:=([.B2]-[.$F$2])/[.$G$2]" table:style-name="ce1">
            <text:p>0.305644172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184" table:style-name="ce1">
            <text:p>5184</text:p>
          </table:table-cell>
          <table:table-cell office:value-type="float" office:value="74" table:style-name="ce1">
            <text:p>74</text:p>
          </table:table-cell>
          <table:table-cell table:number-columns-repeated="4" table:style-name="ce1"/>
          <table:table-cell office:value-type="float" office:value="-0.36" table:formula="of:=([.A3]-[.$D$2])/[.$E$2]" table:style-name="ce1">
            <text:p>-0.36</text:p>
          </table:table-cell>
          <table:table-cell office:value-type="float" office:value="-0.36601226993865033" table:formula="of:=([.B3]-[.$F$2])/[.$G$2]" table:style-name="ce1">
            <text:p>-0.36601227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836" table:style-name="ce1">
            <text:p>8836</text:p>
          </table:table-cell>
          <table:table-cell office:value-type="float" office:value="87" table:style-name="ce1">
            <text:p>87</text:p>
          </table:table-cell>
          <table:table-cell table:number-columns-repeated="4" table:style-name="ce1"/>
          <table:table-cell office:value-type="float" office:value="0.52" table:formula="of:=([.A4]-[.$D$2])/[.$E$2]" table:style-name="ce1">
            <text:p>0.52</text:p>
          </table:table-cell>
          <table:table-cell office:value-type="float" office:value="0.53018404907975458" table:formula="of:=([.B4]-[.$F$2])/[.$G$2]" table:style-name="ce1">
            <text:p>0.53018404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761" table:style-name="ce1">
            <text:p>4761</text:p>
          </table:table-cell>
          <table:table-cell office:value-type="float" office:value="78" table:style-name="ce1">
            <text:p>78</text:p>
          </table:table-cell>
          <table:table-cell table:number-columns-repeated="4" table:style-name="ce1"/>
          <table:table-cell office:value-type="float" office:value="-0.48" table:formula="of:=([.A5]-[.$D$2])/[.$E$2]" table:style-name="ce1">
            <text:p>-0.48</text:p>
          </table:table-cell>
          <table:table-cell office:value-type="float" office:value="-0.46981595092024542" table:formula="of:=([.B5]-[.$F$2])/[.$G$2]" table:style-name="ce1">
            <text:p>-0.46981595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dc:creator>Michael D Johnson</dc:creator>
    <meta:creation-date>2017-08-13T22:04:46Z</meta:creation-date>
    <dc:date>2017-08-15T02:27:04Z</dc:date>
    <meta:editing-cycles>1</meta:editing-cycles>
    <meta:editing-duration>PT1433S</meta:editing-duration>
  </office:meta>
</office:document-meta>
</file>